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Document.</text:p>
      <text:p text:style-name="Standard"/>
      <text:p text:style-name="Standard"/>
      <text:p text:style-name="Standard">Added li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ayton Rogers</meta:initial-creator>
    <meta:creation-date>2015-04-03T18:20:48.94</meta:creation-date>
    <dc:date>2015-04-03T18:22:49.73</dc:date>
    <dc:creator>Clayton Rogers</dc:creator>
    <meta:editing-duration>PT2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3" meta:character-count="25"/>
  </office:meta>
</office:document-meta>
</file>